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b8d99" officeooo:paragraph-rsid="001b8d99"/>
    </style:style>
    <style:style style:name="T1" style:family="text">
      <style:text-properties officeooo:rsid="001c19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1.0</text:p>
      <text:p text:style-name="P1"/>
      <text:p text:style-name="P1">Our first meeting was focused around wrapping our heads around what we believe the basic structure of this program is. We carefully observed what was being called and executed in Main.Java, and how the skeleton code compiled what is currently available to us. We quickly realized that we need to focus on three main components. Elegance, ease of use, and cross-OS compatibility. We then turned our focus to the GameWindow.java file, and compared what needed to be done, to what has been laid out for us. Based on our observations, we need to break requirements and milestones into the following categories:</text:p>
      <text:p text:style-name="P1"/>
      <text:p text:style-name="P1">Tiles: Eventually, these will need to be dynamic objects that can be shifted about on our grid. For the time being, we need to focus on generating these objects, and observing how they interact with different frame types. We have decided to look into both JFrame or JInternalFrame. We are unfamiliar with what these frames would do, and so we will be spending a good segment of time researching and experimenting between the two. Beyond this first submission, we need to think about how these <text:span text:style-name="T1">t</text:span>iles will be tracked, and what the correct orientation is, so that the player can actually win the game. </text:p>
      <text:p text:style-name="P1"/>
      <text:p text:style-name="P1">Game: This is our most critical starting point. We struggled to agree on what a good layout may be, or how this would affect the functionality of our game. However, after researching GridBag layout, we decided that this may a good starting place for us to design and incorporate simple buttons, along with establishing placeholders for our tiles. It may become a problem in the future as it seems rather inflexible, but it's a modest template to get our project kick-started. We may experiment with different layouts depending on the feedback of this current assignment. </text:p>
      <text:p text:style-name="P1"/>
      <text:p text:style-name="P1">Buttons: We don't really need to mess with these yet. The code for these has been for the most part, provided. We will need to mess with orientation of these buttons depending on what layout we choose, but this is a design aspect that is less "mission critical". They will likely fall into a visual design decision later on in our planning. For now, our main concern is to get basic-functionality operational.</text:p>
      <text:p text:style-name="P1"/>
      <text:p text:style-name="P1">Sidebars: Much like the buttons, we don't need to mess with them much during this initialization phase. They will likely become part of a visual design decision later down the r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7:21:24.068023055</meta:creation-date>
    <meta:generator>LibreOffice/5.2.7.2$Linux_X86_64 LibreOffice_project/20m0$Build-2</meta:generator>
    <dc:date>2020-02-12T15:54:53.615530996</dc:date>
    <meta:editing-duration>PT1M5S</meta:editing-duration>
    <meta:editing-cycles>2</meta:editing-cycles>
    <meta:document-statistic meta:table-count="0" meta:image-count="0" meta:object-count="0" meta:page-count="1" meta:paragraph-count="7" meta:word-count="411" meta:character-count="2412" meta:non-whitespace-character-count="2006"/>
  </office:meta>
</office:document-meta>
</file>